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3.656cm" table:align="left"/>
    </style:style>
    <style:style style:name="Table2.A" style:family="table-column">
      <style:table-column-properties style:column-width="5.323cm"/>
    </style:style>
    <style:style style:name="Table2.B" style:family="table-column">
      <style:table-column-properties style:column-width="1.767cm"/>
    </style:style>
    <style:style style:name="Table2.C" style:family="table-column">
      <style:table-column-properties style:column-width="1.917cm"/>
    </style:style>
    <style:style style:name="Table2.D" style:family="table-column">
      <style:table-column-properties style:column-width="2.203cm"/>
    </style:style>
    <style:style style:name="Table2.E" style:family="table-column">
      <style:table-column-properties style:column-width="2.445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1f9c66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1f9c66"/>
    </style:style>
    <style:style style:name="P3" style:family="paragraph" style:parent-style-name="Preformatted_20_Text">
      <style:paragraph-properties fo:margin-top="0cm" fo:margin-bottom="0.499cm" loext:contextual-spacing="false" style:writing-mode="lr-tb"/>
      <style:text-properties officeooo:paragraph-rsid="00229a83"/>
    </style:style>
    <style:style style:name="P4" style:family="paragraph" style:parent-style-name="Standard">
      <style:text-properties fo:font-size="15pt" officeooo:rsid="00264b3d" officeooo:paragraph-rsid="00264b3d" style:font-size-asian="15pt" style:font-size-complex="15pt"/>
    </style:style>
    <style:style style:name="P5" style:family="paragraph" style:parent-style-name="Standard">
      <style:text-properties fo:font-variant="normal" fo:text-transform="none" fo:color="#131619" style:font-name="Liberation Serif" fo:font-size="16pt" fo:letter-spacing="normal" fo:font-style="normal" fo:font-weight="normal" officeooo:rsid="001e88d9" officeooo:paragraph-rsid="001e88d9" style:font-size-asian="16pt" style:font-size-complex="16pt"/>
    </style:style>
    <style:style style:name="P6" style:family="paragraph" style:parent-style-name="Standard">
      <style:text-properties fo:font-variant="normal" fo:text-transform="none" fo:color="#131619" style:font-name="Liberation Serif" fo:font-size="16pt" fo:letter-spacing="normal" fo:font-style="normal" fo:font-weight="normal" officeooo:rsid="001e88d9" officeooo:paragraph-rsid="001f9c66" style:font-size-asian="16pt" style:font-size-complex="16pt"/>
    </style:style>
    <style:style style:name="P7" style:family="paragraph" style:parent-style-name="Standard">
      <style:text-properties style:font-name="Liberation Serif" fo:font-size="16pt" officeooo:rsid="001e81cb" officeooo:paragraph-rsid="00283bc7" style:font-size-asian="16pt" style:font-size-complex="16pt"/>
    </style:style>
    <style:style style:name="P8" style:family="paragraph" style:parent-style-name="Standard">
      <style:text-properties style:font-name="Liberation Serif" fo:font-size="16pt" officeooo:rsid="001e81cb" officeooo:paragraph-rsid="001e81cb" style:font-size-asian="16pt" style:font-size-complex="16pt"/>
    </style:style>
    <style:style style:name="P9" style:family="paragraph" style:parent-style-name="Standard">
      <style:text-properties style:font-name="Liberation Serif" fo:font-size="16pt" officeooo:rsid="001e6c54" officeooo:paragraph-rsid="001e6c54" style:font-size-asian="16pt" style:font-size-complex="16pt"/>
    </style:style>
    <style:style style:name="P10" style:family="paragraph" style:parent-style-name="Standard">
      <style:text-properties style:font-name="Liberation Serif" fo:font-size="16pt" officeooo:rsid="001e88d9" officeooo:paragraph-rsid="001e88d9" style:font-size-asian="16pt" style:font-size-complex="16pt"/>
    </style:style>
    <style:style style:name="P11" style:family="paragraph" style:parent-style-name="Standard">
      <style:text-properties style:font-name="Liberation Serif" fo:font-size="16pt" officeooo:rsid="001e88d9" officeooo:paragraph-rsid="001f9c66" style:font-size-asian="16pt" style:font-size-complex="16pt"/>
    </style:style>
    <style:style style:name="P12" style:family="paragraph" style:parent-style-name="Standard">
      <style:text-properties style:font-name="Liberation Serif" fo:font-size="16pt" officeooo:rsid="001f9c66" officeooo:paragraph-rsid="001f9c66" style:font-size-asian="16pt" style:font-size-complex="16pt"/>
    </style:style>
    <style:style style:name="P13" style:family="paragraph" style:parent-style-name="Standard">
      <style:text-properties style:font-name="Liberation Serif" fo:font-size="16pt" officeooo:rsid="002456e0" officeooo:paragraph-rsid="002456e0" style:font-size-asian="16pt" style:font-size-complex="16pt"/>
    </style:style>
    <style:style style:name="P14" style:family="paragraph" style:parent-style-name="Standard">
      <style:text-properties style:font-name="Liberation Serif" fo:font-size="16pt" officeooo:rsid="00264b3d" officeooo:paragraph-rsid="00264b3d" style:font-size-asian="16pt" style:font-size-complex="16pt"/>
    </style:style>
    <style:style style:name="P15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1e81cb" officeooo:paragraph-rsid="001e81cb" style:font-size-asian="16pt" style:font-weight-asian="bold" style:font-size-complex="16pt" style:font-weight-complex="bold"/>
    </style:style>
    <style:style style:name="P16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1e88d9" officeooo:paragraph-rsid="001e88d9" style:font-size-asian="16pt" style:font-weight-asian="bold" style:font-size-complex="16pt" style:font-weight-complex="bold"/>
    </style:style>
    <style:style style:name="P17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1e88d9" officeooo:paragraph-rsid="001f9c66" style:font-size-asian="16pt" style:font-weight-asian="bold" style:font-size-complex="16pt" style:font-weight-complex="bold"/>
    </style:style>
    <style:style style:name="P18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264b3d" officeooo:paragraph-rsid="00264b3d" style:font-size-asian="16pt" style:font-weight-asian="bold" style:font-size-complex="16pt" style:font-weight-complex="bold"/>
    </style:style>
    <style:style style:name="P19" style:family="paragraph" style:parent-style-name="Standard">
      <style:text-properties fo:color="#000000" style:font-name="Liberation Serif" fo:font-size="16pt" officeooo:rsid="003b64cb" officeooo:paragraph-rsid="00283bc7" style:font-size-asian="16pt" style:font-size-complex="16pt"/>
    </style:style>
    <style:style style:name="P20" style:family="paragraph" style:parent-style-name="Text_20_body">
      <style:text-properties fo:font-size="16pt" officeooo:rsid="001e81cb" officeooo:paragraph-rsid="001f9c66" style:font-size-asian="16pt" style:font-size-complex="16pt"/>
    </style:style>
    <style:style style:name="P21" style:family="paragraph" style:parent-style-name="Text_20_body">
      <style:text-properties officeooo:paragraph-rsid="001f9c66"/>
    </style:style>
    <style:style style:name="P22" style:family="paragraph" style:parent-style-name="Text_20_body">
      <style:text-properties style:font-name="Liberation Serif" fo:font-size="16pt" officeooo:paragraph-rsid="00283bc7" style:font-size-asian="16pt" style:font-size-complex="16pt"/>
    </style:style>
    <style:style style:name="P23" style:family="paragraph" style:parent-style-name="Text_20_body">
      <style:text-properties style:font-name="Liberation Serif" fo:font-size="16pt" officeooo:paragraph-rsid="001f9c66" style:font-size-asian="16pt" style:font-size-complex="16pt"/>
    </style:style>
    <style:style style:name="P24" style:family="paragraph" style:parent-style-name="Text_20_body">
      <style:text-properties style:font-name="Liberation Serif" fo:font-size="16pt" officeooo:rsid="001e81cb" officeooo:paragraph-rsid="001f9c66" style:font-size-asian="16pt" style:font-size-complex="16pt"/>
    </style:style>
    <style:style style:name="P25" style:family="paragraph" style:parent-style-name="Table_20_Contents">
      <style:text-properties style:font-name="Liberation Serif" fo:font-size="16pt" officeooo:paragraph-rsid="001f9c66" style:font-size-asian="16pt" style:font-size-complex="16pt"/>
    </style:style>
    <style:style style:name="P26" style:family="paragraph" style:parent-style-name="Table_20_Heading">
      <style:text-properties style:font-name="Liberation Serif" fo:font-size="16pt" officeooo:paragraph-rsid="001f9c66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e6c54" officeooo:paragraph-rsid="001e6c54" style:font-size-asian="16pt" style:font-weight-asian="bold" style:font-size-complex="16pt" style:font-weight-complex="bold"/>
    </style:style>
    <style:style style:name="P28" style:family="paragraph" style:parent-style-name="Preformatted_20_Text" style:list-style-name="L5">
      <style:paragraph-properties fo:margin-top="0cm" fo:margin-bottom="0.499cm" loext:contextual-spacing="false" fo:line-height="100%" style:writing-mode="lr-tb"/>
      <style:text-properties officeooo:paragraph-rsid="00229a83"/>
    </style:style>
    <style:style style:name="P29" style:family="paragraph" style:parent-style-name="Text_20_body" style:list-style-name="L1">
      <style:text-properties officeooo:paragraph-rsid="001f9c66"/>
    </style:style>
    <style:style style:name="P30" style:family="paragraph" style:parent-style-name="Text_20_body" style:list-style-name="L2">
      <style:text-properties officeooo:paragraph-rsid="001f9c66"/>
    </style:style>
    <style:style style:name="P31" style:family="paragraph" style:parent-style-name="Text_20_body" style:list-style-name="L3">
      <style:text-properties officeooo:paragraph-rsid="001f9c66"/>
    </style:style>
    <style:style style:name="P32" style:family="paragraph" style:parent-style-name="Text_20_body" style:list-style-name="L4">
      <style:text-properties officeooo:paragraph-rsid="001f9c66"/>
    </style:style>
    <style:style style:name="P33" style:family="paragraph" style:parent-style-name="Text_20_body" style:list-style-name="L5">
      <style:paragraph-properties fo:line-height="100%"/>
    </style:style>
    <style:style style:name="P34" style:family="paragraph" style:parent-style-name="Text_20_body" style:list-style-name="L6">
      <style:text-properties officeooo:paragraph-rsid="00283bc7"/>
    </style:style>
    <style:style style:name="P35" style:family="paragraph" style:parent-style-name="Text_20_body" style:list-style-name="L6">
      <style:text-properties style:font-name="Liberation Serif" fo:font-size="16pt" officeooo:paragraph-rsid="00283bc7" style:font-size-asian="16pt" style:font-size-complex="16pt"/>
    </style:style>
    <style:style style:name="P36" style:family="paragraph" style:parent-style-name="Text_20_body" style:list-style-name="L1">
      <style:paragraph-properties fo:margin-top="0cm" fo:margin-bottom="0cm" loext:contextual-spacing="false"/>
      <style:text-properties officeooo:paragraph-rsid="001f9c66"/>
    </style:style>
    <style:style style:name="P37" style:family="paragraph" style:parent-style-name="Text_20_body" style:list-style-name="L2">
      <style:paragraph-properties fo:margin-top="0cm" fo:margin-bottom="0cm" loext:contextual-spacing="false"/>
      <style:text-properties officeooo:paragraph-rsid="001f9c66"/>
    </style:style>
    <style:style style:name="P38" style:family="paragraph" style:parent-style-name="Text_20_body" style:list-style-name="L3">
      <style:paragraph-properties fo:margin-top="0cm" fo:margin-bottom="0cm" loext:contextual-spacing="false"/>
      <style:text-properties officeooo:paragraph-rsid="001f9c66"/>
    </style:style>
    <style:style style:name="P39" style:family="paragraph" style:parent-style-name="Text_20_body" style:list-style-name="L4">
      <style:paragraph-properties fo:margin-top="0cm" fo:margin-bottom="0cm" loext:contextual-spacing="false"/>
      <style:text-properties officeooo:paragraph-rsid="001f9c66"/>
    </style:style>
    <style:style style:name="P40" style:family="paragraph" style:parent-style-name="Text_20_body" style:list-style-name="L5">
      <style:paragraph-properties fo:margin-top="0cm" fo:margin-bottom="0cm" loext:contextual-spacing="false" fo:line-height="100%"/>
    </style:style>
    <style:style style:name="T1" style:family="text">
      <style:text-properties officeooo:rsid="001e88d9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f9c66"/>
    </style:style>
    <style:style style:name="T4" style:family="text">
      <style:text-properties officeooo:rsid="00211445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16pt" style:font-size-asian="16pt" style:font-size-complex="16pt"/>
    </style:style>
    <style:style style:name="T7" style:family="text">
      <style:text-properties style:font-name="Liberation Serif" fo:font-size="16pt" officeooo:rsid="00264b3d" style:font-size-asian="16pt" style:font-size-complex="16pt"/>
    </style:style>
    <style:style style:name="T8" style:family="text">
      <style:text-properties style:font-name="Liberation Serif" fo:font-size="16pt" style:text-underline-style="solid" style:text-underline-width="auto" style:text-underline-color="font-color" officeooo:rsid="001f9c66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">Week2 - </text:span>Day <text:span text:style-name="T1">1</text:span></text:p>
      <text:p text:style-name="P9"/>
      <text:p text:style-name="P15">Installing WSL</text:p>
      <text:p text:style-name="P8"/>
      <text:p text:style-name="P15">Understanding file permissions <text:span text:style-name="T4">in Linux:</text:span></text:p>
      <text:p text:style-name="P8"/>
      <text:p text:style-name="P21"><text:span text:style-name="T6">In Linux and Unix-like operating systems, file permissions are typically represented in either symbolic form (e.g., </text:span><text:span text:style-name="Source_20_Text"><text:span text:style-name="T6">rwxr-xr--</text:span></text:span><text:span text:style-name="T6">) or numeric form (also called </text:span><text:span text:style-name="Strong_20_Emphasis"><text:span text:style-name="T6">octal</text:span></text:span><text:span text:style-name="T6"> or </text:span><text:span text:style-name="Strong_20_Emphasis"><text:span text:style-name="T6">decimal form</text:span></text:span><text:span text:style-name="T6">).</text:span></text:p>
      <text:h text:style-name="P1" text:outline-level="3"><text:span text:style-name="Strong_20_Emphasis"><text:span text:style-name="T6">Understanding File Permissions (Octal Form)</text:span></text:span></text:h>
      <text:p text:style-name="P23">File permissions in Linux are represented by three categories:</text:p>
      <text:list xml:id="list2695339034" text:style-name="L1">
        <text:list-item>
          <text:p text:style-name="P36"><text:span text:style-name="Strong_20_Emphasis"><text:span text:style-name="T6">Owner Permissions (User)</text:span></text:span><text:span text:style-name="T6">: Who owns the file (read, write, execute). </text:span></text:p>
        </text:list-item>
        <text:list-item>
          <text:p text:style-name="P36"><text:span text:style-name="Strong_20_Emphasis"><text:span text:style-name="T6">Group Permissions</text:span></text:span><text:span text:style-name="T6">: Permissions for the group associated with the file. </text:span></text:p>
        </text:list-item>
        <text:list-item>
          <text:p text:style-name="P29"><text:span text:style-name="Strong_20_Emphasis"><text:span text:style-name="T6">Other (World) Permissions</text:span></text:span><text:span text:style-name="T6">: Permissions for all other users. </text:span></text:p>
        </text:list-item>
      </text:list>
      <text:p text:style-name="P23">Each of these categories has three types of permissions:</text:p>
      <text:list xml:id="list3204540766" text:style-name="L2">
        <text:list-item>
          <text:p text:style-name="P37"><text:span text:style-name="Strong_20_Emphasis"><text:span text:style-name="T6">Read (r)</text:span></text:span><text:span text:style-name="T6">: Value = 4 </text:span></text:p>
        </text:list-item>
        <text:list-item>
          <text:p text:style-name="P37"><text:span text:style-name="Strong_20_Emphasis"><text:span text:style-name="T6">Write (w)</text:span></text:span><text:span text:style-name="T6">: Value = 2 </text:span></text:p>
        </text:list-item>
        <text:list-item>
          <text:p text:style-name="P30"><text:span text:style-name="Strong_20_Emphasis"><text:span text:style-name="T6">Execute (x)</text:span></text:span><text:span text:style-name="T6">: Value = 1 </text:span></text:p>
        </text:list-item>
      </text:list>
      <text:p text:style-name="P21"><text:span text:style-name="T6">The permission values are added together for each category (Owner, Group, Other), creating a 3-digit </text:span><text:span text:style-name="Strong_20_Emphasis"><text:span text:style-name="T6">octal</text:span></text:span><text:span text:style-name="T6"> value (where each digit can be from 0 to 7). Here's how the octal values work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Line94385385240032">
            <table:table-cell table:style-name="Table2.A1" office:value-type="string">
              <text:p text:style-name="P26">Permission</text:p>
            </table:table-cell>
            <table:table-cell table:style-name="Table2.A1" office:value-type="string">
              <text:p text:style-name="P26">Read (r)</text:p>
            </table:table-cell>
            <table:table-cell table:style-name="Table2.A1" office:value-type="string">
              <text:p text:style-name="P26">Write (w)</text:p>
            </table:table-cell>
            <table:table-cell table:style-name="Table2.A1" office:value-type="string">
              <text:p text:style-name="P26">Execute (x)</text:p>
            </table:table-cell>
            <table:table-cell table:style-name="Table2.A1" office:value-type="string">
              <text:p text:style-name="P26">Sum (Octal)</text:p>
            </table:table-cell>
          </table:table-row>
        </table:table-header-rows>
        <table:table-row table:style-name="TableLine94385385327648">
          <table:table-cell table:style-name="Table2.A1" office:value-type="string">
            <text:p text:style-name="P25">None</text:p>
          </table:table-cell>
          <table:table-cell table:style-name="Table2.A1" office:value-type="string">
            <text:p text:style-name="P25">No (---)</text:p>
          </table:table-cell>
          <table:table-cell table:style-name="Table2.A1" office:value-type="string">
            <text:p text:style-name="P25">No (---)</text:p>
          </table:table-cell>
          <table:table-cell table:style-name="Table2.A1" office:value-type="string">
            <text:p text:style-name="P25">No (---)</text:p>
          </table:table-cell>
          <table:table-cell table:style-name="Table2.A1" office:value-type="string">
            <text:p text:style-name="P25">0</text:p>
          </table:table-cell>
        </table:table-row>
        <table:table-row table:style-name="TableLine94385385328176">
          <table:table-cell table:style-name="Table2.A1" office:value-type="string">
            <text:p text:style-name="P25">Execute</text:p>
          </table:table-cell>
          <table:table-cell table:style-name="Table2.A1" office:value-type="string">
            <text:p text:style-name="P25">No (---)</text:p>
          </table:table-cell>
          <table:table-cell table:style-name="Table2.A1" office:value-type="string">
            <text:p text:style-name="P25">No (---)</text:p>
          </table:table-cell>
          <table:table-cell table:style-name="Table2.A1" office:value-type="string">
            <text:p text:style-name="P25">Yes (--x)</text:p>
          </table:table-cell>
          <table:table-cell table:style-name="Table2.A1" office:value-type="string">
            <text:p text:style-name="P25">1</text:p>
          </table:table-cell>
        </table:table-row>
        <table:table-row table:style-name="TableLine94385385329232">
          <table:table-cell table:style-name="Table2.A1" office:value-type="string">
            <text:p text:style-name="P25">Write</text:p>
          </table:table-cell>
          <table:table-cell table:style-name="Table2.A1" office:value-type="string">
            <text:p text:style-name="P25">No (---)</text:p>
          </table:table-cell>
          <table:table-cell table:style-name="Table2.A1" office:value-type="string">
            <text:p text:style-name="P25">Yes (w--)</text:p>
          </table:table-cell>
          <table:table-cell table:style-name="Table2.A1" office:value-type="string">
            <text:p text:style-name="P25">No (---)</text:p>
          </table:table-cell>
          <table:table-cell table:style-name="Table2.A1" office:value-type="string">
            <text:p text:style-name="P25">2</text:p>
          </table:table-cell>
        </table:table-row>
        <table:table-row table:style-name="TableLine94385385330496">
          <table:table-cell table:style-name="Table2.A1" office:value-type="string">
            <text:p text:style-name="P25">Write + Execute</text:p>
          </table:table-cell>
          <table:table-cell table:style-name="Table2.A1" office:value-type="string">
            <text:p text:style-name="P25">No (---)</text:p>
          </table:table-cell>
          <table:table-cell table:style-name="Table2.A1" office:value-type="string">
            <text:p text:style-name="P25">Yes (w--)</text:p>
          </table:table-cell>
          <table:table-cell table:style-name="Table2.A1" office:value-type="string">
            <text:p text:style-name="P25">Yes (--x)</text:p>
          </table:table-cell>
          <table:table-cell table:style-name="Table2.A1" office:value-type="string">
            <text:p text:style-name="P25">3</text:p>
          </table:table-cell>
        </table:table-row>
        <text:soft-page-break/>
        <table:table-row table:style-name="TableLine94385385331792">
          <table:table-cell table:style-name="Table2.A1" office:value-type="string">
            <text:p text:style-name="P25">Read</text:p>
          </table:table-cell>
          <table:table-cell table:style-name="Table2.A1" office:value-type="string">
            <text:p text:style-name="P25">Yes (r--)</text:p>
          </table:table-cell>
          <table:table-cell table:style-name="Table2.A1" office:value-type="string">
            <text:p text:style-name="P25">No (---)</text:p>
          </table:table-cell>
          <table:table-cell table:style-name="Table2.A1" office:value-type="string">
            <text:p text:style-name="P25">No (---)</text:p>
          </table:table-cell>
          <table:table-cell table:style-name="Table2.A1" office:value-type="string">
            <text:p text:style-name="P25">4</text:p>
          </table:table-cell>
        </table:table-row>
        <table:table-row table:style-name="TableLine94385385332960">
          <table:table-cell table:style-name="Table2.A1" office:value-type="string">
            <text:p text:style-name="P25">Read + Execute</text:p>
          </table:table-cell>
          <table:table-cell table:style-name="Table2.A1" office:value-type="string">
            <text:p text:style-name="P25">Yes (r--)</text:p>
          </table:table-cell>
          <table:table-cell table:style-name="Table2.A1" office:value-type="string">
            <text:p text:style-name="P25">No (---)</text:p>
          </table:table-cell>
          <table:table-cell table:style-name="Table2.A1" office:value-type="string">
            <text:p text:style-name="P25">Yes (--x)</text:p>
          </table:table-cell>
          <table:table-cell table:style-name="Table2.A1" office:value-type="string">
            <text:p text:style-name="P25">5</text:p>
          </table:table-cell>
        </table:table-row>
        <table:table-row table:style-name="TableLine94385385334176">
          <table:table-cell table:style-name="Table2.A1" office:value-type="string">
            <text:p text:style-name="P25">Read + Write</text:p>
          </table:table-cell>
          <table:table-cell table:style-name="Table2.A1" office:value-type="string">
            <text:p text:style-name="P25">Yes (rw-)</text:p>
          </table:table-cell>
          <table:table-cell table:style-name="Table2.A1" office:value-type="string">
            <text:p text:style-name="P25">Yes (w--)</text:p>
          </table:table-cell>
          <table:table-cell table:style-name="Table2.A1" office:value-type="string">
            <text:p text:style-name="P25">No (---)</text:p>
          </table:table-cell>
          <table:table-cell table:style-name="Table2.A1" office:value-type="string">
            <text:p text:style-name="P25">6</text:p>
          </table:table-cell>
        </table:table-row>
        <table:table-row table:style-name="TableLine94385385335392">
          <table:table-cell table:style-name="Table2.A1" office:value-type="string">
            <text:p text:style-name="P25">Full (Read + Write + Execute)</text:p>
          </table:table-cell>
          <table:table-cell table:style-name="Table2.A1" office:value-type="string">
            <text:p text:style-name="P25">Yes (rw-)</text:p>
          </table:table-cell>
          <table:table-cell table:style-name="Table2.A1" office:value-type="string">
            <text:p text:style-name="P25">Yes (w--)</text:p>
          </table:table-cell>
          <table:table-cell table:style-name="Table2.A1" office:value-type="string">
            <text:p text:style-name="P25">Yes (--x)</text:p>
          </table:table-cell>
          <table:table-cell table:style-name="Table2.A1" office:value-type="string">
            <text:p text:style-name="P25">7</text:p>
          </table:table-cell>
        </table:table-row>
      </table:table>
      <text:p text:style-name="P23">So, for example:</text:p>
      <text:list xml:id="list3516556616" text:style-name="L3">
        <text:list-item>
          <text:p text:style-name="P38"><text:span text:style-name="Strong_20_Emphasis"><text:span text:style-name="T6">rwx</text:span></text:span><text:span text:style-name="T6"> (read, write, execute) → 4 + 2 + 1 = 7 </text:span></text:p>
        </text:list-item>
        <text:list-item>
          <text:p text:style-name="P38"><text:span text:style-name="Strong_20_Emphasis"><text:span text:style-name="T6">r-x</text:span></text:span><text:span text:style-name="T6"> (read, no write, execute) → 4 + 0 + 1 = 5 </text:span></text:p>
        </text:list-item>
        <text:list-item>
          <text:p text:style-name="P31"><text:span text:style-name="Strong_20_Emphasis"><text:span text:style-name="T6">rw-</text:span></text:span><text:span text:style-name="T6"> (read, write, no execute) → 4 + 2 + 0 = 6 </text:span></text:p>
        </text:list-item>
      </text:list>
      <text:h text:style-name="P1" text:outline-level="3"><text:span text:style-name="Strong_20_Emphasis"><text:span text:style-name="T6">Example: File Permissions in Octal Form</text:span></text:span></text:h>
      <text:p text:style-name="P23">Let's say a file has the following permissions:</text:p>
      <text:p text:style-name="P2"><text:span text:style-name="Source_20_Text"><text:span text:style-name="T6">-rwxr-xr--</text:span></text:span></text:p>
      <text:list xml:id="list2539364278" text:style-name="L4">
        <text:list-item>
          <text:p text:style-name="P39"><text:span text:style-name="Strong_20_Emphasis"><text:span text:style-name="T6">Owner</text:span></text:span><text:span text:style-name="T6">: </text:span><text:span text:style-name="Source_20_Text"><text:span text:style-name="T6">rwx</text:span></text:span><text:span text:style-name="T6"> → 7 </text:span></text:p>
        </text:list-item>
        <text:list-item>
          <text:p text:style-name="P39"><text:span text:style-name="Strong_20_Emphasis"><text:span text:style-name="T6">Group</text:span></text:span><text:span text:style-name="T6">: </text:span><text:span text:style-name="Source_20_Text"><text:span text:style-name="T6">r-x</text:span></text:span><text:span text:style-name="T6"> → 5 </text:span></text:p>
        </text:list-item>
        <text:list-item>
          <text:p text:style-name="P32"><text:span text:style-name="Strong_20_Emphasis"><text:span text:style-name="T6">Other</text:span></text:span><text:span text:style-name="T6">: </text:span><text:span text:style-name="Source_20_Text"><text:span text:style-name="T6">r--</text:span></text:span><text:span text:style-name="T6"> → 4 </text:span></text:p>
        </text:list-item>
      </text:list>
      <text:p text:style-name="P20"><text:span text:style-name="T5">So, the octal representation of the above file permissions is </text:span><text:span text:style-name="Strong_20_Emphasis"><text:span text:style-name="T5">754</text:span></text:span><text:span text:style-name="T5">.</text:span></text:p>
      <text:p text:style-name="P24"/>
      <text:p text:style-name="P16"><text:span text:style-name="T3">C</text:span>reating nested directories:</text:p>
      <text:p text:style-name="P10"/>
      <text:p text:style-name="P12">mkdir -p dir1/dir2/dir3</text:p>
      <text:p text:style-name="P10"/>
      <text:p text:style-name="P16"><text:span text:style-name="T3">Creating files using</text:span> touch:</text:p>
      <text:p text:style-name="P12">touch hello.txt -&gt; create a file named touch</text:p>
      <text:p text:style-name="P5">touch {1..5}.txt <text:s/>-<text:span text:style-name="T3">&gt; will create 5 files</text:span></text:p>
      <text:p text:style-name="P6">touch file1.txt file2.txt file3.txt -<text:span text:style-name="T3">&gt; create 3 files named <text:s/></text:span>file1.txt ,file2.txt, file3.txt</text:p>
      <text:p text:style-name="P10"/>
      <text:p text:style-name="P17"><text:span text:style-name="T4">C</text:span>opy files:</text:p>
      <text:p text:style-name="P11"><text:soft-page-break/>cp [source] [destination]</text:p>
      <text:p text:style-name="P11">cp -r<text:span text:style-name="T3">f </text:span>/source/directory /path/to/destination/</text:p>
      <text:p text:style-name="P11"/>
      <text:p text:style-name="P12">r – recursively copy all files and directories</text:p>
      <text:p text:style-name="P12">f – force copy</text:p>
      <text:p text:style-name="P12"/>
      <text:p text:style-name="P21"><text:span text:style-name="Strong_20_Emphasis"><text:span text:style-name="T8">Search for a specific word in a file</text:span></text:span><text:span text:style-name="T8">:</text:span></text:p>
      <text:p text:style-name="P3"><text:span text:style-name="Source_20_Text"><text:span text:style-name="T6">grep "hello" file.txt</text:span></text:span></text:p>
      <text:list xml:id="list833211748" text:style-name="L5">
        <text:list-item>
          <text:p text:style-name="P28"><text:span text:style-name="Source_20_Text"><text:span text:style-name="T6">-i: Case-insensitive search</text:span></text:span></text:p>
        </text:list-item>
        <text:list-item>
          <text:p text:style-name="P40"><text:span text:style-name="Source_20_Text"><text:span text:style-name="T6">-r</text:span></text:span><text:span text:style-name="T6"> or </text:span><text:span text:style-name="Source_20_Text"><text:span text:style-name="T6">-R</text:span></text:span><text:span text:style-name="T6">: Recursive search in directories</text:span></text:p>
        </text:list-item>
        <text:list-item>
          <text:p text:style-name="P40"><text:span text:style-name="Source_20_Text"><text:span text:style-name="T6">-n</text:span></text:span><text:span text:style-name="T6">: Show line numbers</text:span></text:p>
        </text:list-item>
        <text:list-item>
          <text:p text:style-name="P40"><text:span text:style-name="Source_20_Text"><text:span text:style-name="T6">-v</text:span></text:span><text:span text:style-name="T6">: Invert the match (show non-matching lines)</text:span></text:p>
        </text:list-item>
        <text:list-item>
          <text:p text:style-name="P40"><text:span text:style-name="Source_20_Text"><text:span text:style-name="T6">-w</text:span></text:span><text:span text:style-name="T6">: Match whole words</text:span></text:p>
        </text:list-item>
        <text:list-item>
          <text:p text:style-name="P40"><text:span text:style-name="Source_20_Text"><text:span text:style-name="T6">-c</text:span></text:span><text:span text:style-name="T6">: Count occurrences</text:span></text:p>
        </text:list-item>
        <text:list-item>
          <text:p text:style-name="P33"><text:span text:style-name="Source_20_Text"><text:span text:style-name="T6">-E</text:span></text:span><text:span text:style-name="T6">: Extended regular expressions (allows more complex patterns)</text:span></text:p>
        </text:list-item>
      </text:list>
      <text:p text:style-name="P12"/>
      <text:p text:style-name="P13">man – stands for manual, used to look for documentation of a partiular command.</text:p>
      <text:p text:style-name="P13"/>
      <text:p text:style-name="P18">Chmod - </text:p>
      <text:p text:style-name="P4"><text:span text:style-name="T6">The </text:span><text:span text:style-name="Source_20_Text"><text:span text:style-name="T6">chmod</text:span></text:span><text:span text:style-name="T6"> command in Linux is used to change the permissions of a file or directory. The permissions define who can read, write, or execute a file.</text:span></text:p>
      <text:p text:style-name="P14"/>
      <text:list xml:id="list379216857" text:style-name="L6">
        <text:list-item>
          <text:p text:style-name="P34"><text:span text:style-name="Source_20_Text"><text:span text:style-name="T7">chmod 755 file.txt</text:span></text:span><text:span text:style-name="T7">: Sets </text:span><text:span text:style-name="Source_20_Text"><text:span text:style-name="T7">rwx</text:span></text:span><text:span text:style-name="T7"> (7) for the owner, </text:span><text:span text:style-name="Source_20_Text"><text:span text:style-name="T7">rx</text:span></text:span><text:span text:style-name="T7"> (5) for the group, and </text:span><text:span text:style-name="Source_20_Text"><text:span text:style-name="T7">rx</text:span></text:span><text:span text:style-name="T7"> (5) for others.</text:span></text:p>
        </text:list-item>
        <text:list-item>
          <text:p text:style-name="P34"><text:span text:style-name="Source_20_Text"><text:span text:style-name="T6">chmod 644 file.txt</text:span></text:span><text:span text:style-name="T6">: Sets </text:span><text:span text:style-name="Source_20_Text"><text:span text:style-name="T6">rw</text:span></text:span><text:span text:style-name="T6"> (6) for the owner and </text:span><text:span text:style-name="Source_20_Text"><text:span text:style-name="T6">r</text:span></text:span><text:span text:style-name="T6"> (4) for the group and others.</text:span></text:p>
        </text:list-item>
        <text:list-item>
          <text:p text:style-name="P35">chmod u+x file.txt : Adds execute permission to the owner of the file.</text:p>
        </text:list-item>
        <text:list-item>
          <text:p text:style-name="P34"><text:span text:style-name="Source_20_Text"><text:span text:style-name="T6">chmod g-w file.txt</text:span></text:span><text:span text:style-name="T6">: Removes write permission from the group.</text:span></text:p>
        </text:list-item>
      </text:list>
      <text:p text:style-name="P22"/>
      <text:p text:style-name="P22"/>
      <text:p text:style-name="P7"><text:span text:style-name="T2">Assignment-</text:span> <text:s/>Created a school’s database and tables based on an ER diagram inorder to understand working of stored procedures and indexes.</text:p>
      <text:p text:style-name="P7"><text:soft-page-break/></text:p>
      <text:p text:style-name="P7">CREATE DATABASE SchoolDB;</text:p>
      <text:p text:style-name="P7">USE SchoolDB;</text:p>
      <text:p text:style-name="P7"/>
      <text:p text:style-name="P7">CREATE TABLE Students (</text:p>
      <text:p text:style-name="P7"><text:s text:c="4"/>student_id INT PRIMARY KEY AUTO_INCREMENT,</text:p>
      <text:p text:style-name="P7"><text:s text:c="4"/>first_name VARCHAR(50),</text:p>
      <text:p text:style-name="P7"><text:s text:c="4"/>last_name VARCHAR(50),</text:p>
      <text:p text:style-name="P7"><text:s text:c="4"/>dob DATE,</text:p>
      <text:p text:style-name="P7"><text:s text:c="4"/>gender ENUM('Male', 'Female', 'Other'),</text:p>
      <text:p text:style-name="P7"><text:s text:c="4"/>class_id INT,</text:p>
      <text:p text:style-name="P7"><text:s text:c="4"/>admission_date DATE,</text:p>
      <text:p text:style-name="P7"><text:s text:c="4"/>FOREIGN KEY (class_id) REFERENCES Classes(class_id),</text:p>
      <text:p text:style-name="P7"><text:s text:c="4"/>INDEX idx_class_id (class_id),</text:p>
      <text:p text:style-name="P7"><text:s text:c="4"/>INDEX idx_dob (dob)</text:p>
      <text:p text:style-name="P7">);</text:p>
      <text:p text:style-name="P7"/>
      <text:p text:style-name="P7">CREATE TABLE Classes (</text:p>
      <text:p text:style-name="P7"><text:s text:c="4"/>class_id INT PRIMARY KEY AUTO_INCREMENT,</text:p>
      <text:p text:style-name="P7"><text:s text:c="4"/>class_name VARCHAR(50) NOT NULL,</text:p>
      <text:p text:style-name="P7"><text:s text:c="4"/>section VARCHAR(10)</text:p>
      <text:p text:style-name="P7">);</text:p>
      <text:p text:style-name="P7"/>
      <text:p text:style-name="P7">CREATE TABLE Teachers (</text:p>
      <text:p text:style-name="P7"><text:s text:c="4"/>teacher_id INT PRIMARY KEY AUTO_INCREMENT,</text:p>
      <text:p text:style-name="P7"><text:s text:c="4"/>first_name VARCHAR(50),</text:p>
      <text:p text:style-name="P7"><text:s text:c="4"/>last_name VARCHAR(50),</text:p>
      <text:p text:style-name="P7"><text:s text:c="4"/>subject VARCHAR(50)</text:p>
      <text:p text:style-name="P7">);</text:p>
      <text:p text:style-name="P7"/>
      <text:p text:style-name="P7">CREATE TABLE Subjects (</text:p>
      <text:p text:style-name="P7"><text:s text:c="4"/>subject_id INT PRIMARY KEY AUTO_INCREMENT,</text:p>
      <text:p text:style-name="P7"><text:s text:c="4"/>subject_name VARCHAR(50) NOT NULL,</text:p>
      <text:p text:style-name="P7"><text:s text:c="4"/>teacher_id INT,</text:p>
      <text:p text:style-name="P7"><text:s text:c="4"/>FOREIGN KEY (teacher_id) REFERENCES Teachers(teacher_id),</text:p>
      <text:p text:style-name="P7"><text:s text:c="4"/>INDEX idx_teacher_id (teacher_id)</text:p>
      <text:p text:style-name="P7">);</text:p>
      <text:p text:style-name="P7"/>
      <text:p text:style-name="P7">-- Creating the Enrollments Table </text:p>
      <text:p text:style-name="P7"><text:soft-page-break/>CREATE TABLE Enrollments (</text:p>
      <text:p text:style-name="P7"><text:s text:c="4"/>enrollment_id INT PRIMARY KEY AUTO_INCREMENT,</text:p>
      <text:p text:style-name="P7"><text:s text:c="4"/>student_id INT,</text:p>
      <text:p text:style-name="P7"><text:s text:c="4"/>subject_id INT,</text:p>
      <text:p text:style-name="P7"><text:s text:c="4"/>enroll_date DATE,</text:p>
      <text:p text:style-name="P7"><text:s text:c="4"/>FOREIGN KEY (student_id) REFERENCES Students(student_id),</text:p>
      <text:p text:style-name="P7"><text:s text:c="4"/>FOREIGN KEY (subject_id) REFERENCES Subjects(subject_id),</text:p>
      <text:p text:style-name="P7"><text:s text:c="4"/>INDEX idx_student_id (student_id),</text:p>
      <text:p text:style-name="P7"><text:s text:c="4"/>INDEX idx_subject_id (subject_id)</text:p>
      <text:p text:style-name="P7">);</text:p>
      <text:p text:style-name="P7"/>
      <text:p text:style-name="P7">-- <text:span text:style-name="T4">Automatic </text:span>Data Insertion (Generating Random Data for 10,000 rows using loops)</text:p>
      <text:p text:style-name="P7">INSERT INTO Classes (class_name, section)</text:p>
      <text:p text:style-name="P7">VALUES ('Grade 1', 'A'), ('Grade 1', 'B'), ('Grade 2', 'A'), ('Grade 2', 'B'), ('Grade 3', 'A');</text:p>
      <text:p text:style-name="P7"/>
      <text:p text:style-name="P7">INSERT INTO Teachers (first_name, last_name, subject)</text:p>
      <text:p text:style-name="P7">VALUES ('John', 'Doe', 'Math'), ('Jane', 'Smith', 'Science'), ('Mike', 'Brown', 'English'), ('Emily', 'Johnson', 'History');</text:p>
      <text:p text:style-name="P7"/>
      <text:p text:style-name="P7">INSERT INTO Subjects (subject_name, teacher_id)</text:p>
      <text:p text:style-name="P7">VALUES ('Mathematics', 1), ('Science', 2), ('English', 3), ('History', 4);</text:p>
      <text:p text:style-name="P7"/>
      <text:p text:style-name="P7">DELIMITER $$</text:p>
      <text:p text:style-name="P7">CREATE PROCEDURE InsertStudents()</text:p>
      <text:p text:style-name="P7">BEGIN</text:p>
      <text:p text:style-name="P7"><text:s text:c="4"/>DECLARE i INT DEFAULT 1;</text:p>
      <text:p text:style-name="P7"><text:s text:c="4"/>WHILE i &lt;= 10000 DO</text:p>
      <text:p text:style-name="P7"><text:s text:c="8"/>INSERT INTO Students (first_name, last_name, dob, gender, class_id, admission_date)</text:p>
      <text:p text:style-name="P7"><text:s text:c="8"/>VALUES (CONCAT('Student', i), 'Lastname', DATE_ADD('2000-01-01', INTERVAL FLOOR(RAND() * 5000) DAY), </text:p>
      <text:p text:style-name="P7"><text:s text:c="16"/>IF(FLOOR(RAND() * 2) = 0, 'Male', 'Female'), </text:p>
      <text:p text:style-name="P7"><text:s text:c="16"/>FLOOR(1 + (RAND() * 5)), CURDATE());</text:p>
      <text:p text:style-name="P7"><text:s text:c="8"/>SET i = i + 1;</text:p>
      <text:p text:style-name="P7"><text:s text:c="4"/>END WHILE;</text:p>
      <text:p text:style-name="P7">END $$</text:p>
      <text:p text:style-name="P7">DELIMITER ;</text:p>
      <text:p text:style-name="P7"><text:soft-page-break/>CALL InsertStudents();</text:p>
      <text:p text:style-name="P7"/>
      <text:p text:style-name="P7"/>
      <text:p text:style-name="P7">DELIMITER $$</text:p>
      <text:p text:style-name="P7">CREATE PROCEDURE InsertEnrollments()</text:p>
      <text:p text:style-name="P7">BEGIN</text:p>
      <text:p text:style-name="P7"><text:s text:c="4"/>DECLARE i INT DEFAULT 1;</text:p>
      <text:p text:style-name="P7"><text:s text:c="4"/>WHILE i &lt;= 10000 DO</text:p>
      <text:p text:style-name="P7"><text:s text:c="8"/>INSERT INTO Enrollments (student_id, subject_id, enroll_date)</text:p>
      <text:p text:style-name="P7"><text:s text:c="8"/>VALUES (i, FLOOR(1 + (RAND() * 4)), CURDATE());</text:p>
      <text:p text:style-name="P7"><text:s text:c="8"/>SET i = i + 1;</text:p>
      <text:p text:style-name="P7"><text:s text:c="4"/>END WHILE;</text:p>
      <text:p text:style-name="P7">END $$</text:p>
      <text:p text:style-name="P7">DELIMITER ;</text:p>
      <text:p text:style-name="P7">CALL InsertEnrollments();</text:p>
      <text:p text:style-name="P7"/>
      <text:p text:style-name="P7">-- Trigger</text:p>
      <text:p text:style-name="P7">DELIMITER $$</text:p>
      <text:p text:style-name="P7">CREATE TRIGGER before_student_insert</text:p>
      <text:p text:style-name="P7">BEFORE INSERT ON Students</text:p>
      <text:p text:style-name="P7">FOR EACH ROW</text:p>
      <text:p text:style-name="P7">BEGIN</text:p>
      <text:p text:style-name="P7"><text:s text:c="4"/>IF NEW.dob &gt; CURDATE() THEN</text:p>
      <text:p text:style-name="P7"><text:s text:c="8"/>SIGNAL SQLSTATE '45000' SET MESSAGE_TEXT = 'Date of birth cannot be in the future';</text:p>
      <text:p text:style-name="P7"><text:s text:c="4"/>END IF;</text:p>
      <text:p text:style-name="P7">END $$</text:p>
      <text:p text:style-name="P7">DELIMITER ;</text:p>
      <text:p text:style-name="P7"/>
      <text:p text:style-name="P7">-- 1. Retrieve all students enrolled in Mathematics</text:p>
      <text:p text:style-name="P7">SELECT s.first_name, s.last_name FROM Students s</text:p>
      <text:p text:style-name="P7">JOIN Enrollments e ON s.student_id = e.student_id</text:p>
      <text:p text:style-name="P7">JOIN Subjects sub ON e.subject_id = sub.subject_id</text:p>
      <text:p text:style-name="P7">WHERE sub.subject_name = 'Mathematics';</text:p>
      <text:p text:style-name="P7"/>
      <text:p text:style-name="P7">-- 2. Update teacher assignment for a subject</text:p>
      <text:p text:style-name="P7">UPDATE Subjects SET teacher_id = 3 WHERE subject_name = 'History';</text:p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7T09:47:00.997073095</meta:creation-date>
    <dc:date>2025-02-19T09:21:00.575514599</dc:date>
    <meta:editing-duration>PT4H51M46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7" meta:paragraph-count="192" meta:word-count="963" meta:character-count="6106" meta:non-whitespace-character-count="5119"/>
  </office:meta>
</office:document-meta>
</file>